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color="#050505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 presentation:user-transformed="true">
          <draw:text-box>
            <text:p text:style-name="P1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 text:style-name="P3"><text:span text:style-name="T2">Call Center Software Framework</text:span></text:p>
            <text:p text:style-name="P3"><text:span text:style-name="T2">by</text:span></text:p>
            <text:p text:style-name="P3"><text:span text:style-name="T2">Masscollabs Services</text:span></text:p>
            <text:list text:style-name="L2">
              <text:list-item>
                <text:p text:style-name="P4"><text:span text:style-name="T3">Where </text:span><text:span text:style-name="T2">we focus on software and hardware running over a network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nverging developers, admins and end users in a distributed call center software framework.</text:p>
              </text:list-item>
              <text:list-item>
                <text:p>24/7 Support and Penetration Test service</text:p>
              </text:list-item>
              <text:list-item>
                <text:p>Research Lab Services for daily development purposes</text:p>
              </text:list-item>
              <text:list-item>
                <text:p>UNIX Training</text:p>
              </text:list-item>
              <text:list-item>
                <text:p>Coreboot and Libreboot servic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Converging developers, admins and end users in a distributed call center software framework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7">24/7 Support and Penetration Test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7">Research Lab Services for daily development purpo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7">UNIX Trai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6"><text:span text:style-name="T1">Call Center Services by Masscollabs Services</text:span><text:span text:style-name="T1"><text:line-break/></text:span><text:span text:style-name="T1">Our Service is licensed under the terms of AGPLv3+ and </text:span><text:span text:style-name="T2">GFDLv1.3+ for Document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7">Coreboot and Libreboot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2:08:12.913594610</meta:creation-date>
    <meta:editing-duration>PT12M24S</meta:editing-duration>
    <meta:editing-cycles>13</meta:editing-cycles>
    <meta:generator>LibreOffice/6.4.6.2$Linux_X86_64 LibreOffice_project/40$Build-2</meta:generator>
    <dc:title>DNA</dc:title>
    <dc:date>2020-12-22T22:30:53.466001749</dc:date>
    <meta:document-statistic meta:object-count="50"/>
  </office:meta>
</office:document-meta>
</file>